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32">
      <style:table-cell-properties fo:background-color="#ffd7d7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32">
      <style:table-cell-properties fo:background-color="#ffd7d7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32">
      <style:table-cell-properties fo:background-color="#ffd7d7" fo:border="0.06pt solid #000000"/>
    </style:style>
    <style:style style:name="ce12" style:family="table-cell" style:parent-style-name="Default" style:data-style-name="N132">
      <style:table-cell-properties fo:background-color="#ffd7d7" fo:border="0.06pt solid #000000"/>
    </style:style>
    <style:style style:name="ce13" style:family="table-cell" style:parent-style-name="Default" style:data-style-name="N132">
      <style:table-cell-properties fo:background-color="#ffd7d7"/>
    </style:style>
    <style:style style:name="ce14" style:family="table-cell" style:parent-style-name="Default" style:data-style-name="N132">
      <style:table-cell-properties fo:background-color="#ffa6a6" fo:border="0.06pt solid #000000"/>
    </style:style>
    <style:style style:name="ce15" style:family="table-cell" style:parent-style-name="Default" style:data-style-name="N132">
      <style:table-cell-properties fo:background-color="#dee6e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32">
      <style:table-cell-properties fo:background-color="#dee6e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32">
      <style:table-cell-properties fo:background-color="#dee6ef" fo:border="0.06pt solid #000000"/>
    </style:style>
    <style:style style:name="ce18" style:family="table-cell" style:parent-style-name="Default" style:data-style-name="N132">
      <style:table-cell-properties fo:background-color="#dee6ef" fo:border="0.06pt solid #000000"/>
    </style:style>
    <style:style style:name="ce19" style:family="table-cell" style:parent-style-name="Default" style:data-style-name="N132">
      <style:table-cell-properties fo:background-color="#dee6ef"/>
    </style:style>
    <style:style style:name="ce20" style:family="table-cell" style:parent-style-name="Default" style:data-style-name="N132">
      <style:table-cell-properties fo:background-color="#f6f9d4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32">
      <style:table-cell-properties fo:background-color="#f6f9d4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32">
      <style:table-cell-properties fo:background-color="#f6f9d4" fo:border="0.06pt solid #000000"/>
    </style:style>
    <style:style style:name="ce23" style:family="table-cell" style:parent-style-name="Default" style:data-style-name="N132">
      <style:table-cell-properties fo:background-color="#f6f9d4" fo:border="0.06pt solid #000000"/>
    </style:style>
    <style:style style:name="ce24" style:family="table-cell" style:parent-style-name="Default" style:data-style-name="N132">
      <style:table-cell-properties fo:background-color="#f6f9d4"/>
    </style:style>
    <style:style style:name="ce25" style:family="table-cell" style:parent-style-name="Default"/>
    <style:style style:name="ce26" style:family="table-cell" style:parent-style-name="Default" style:data-style-name="N132"/>
    <style:style style:name="gr1" style:family="graphic">
      <style:graphic-properties draw:textarea-horizontal-align="justify" draw:textarea-vertical-align="middle" draw:auto-grow-height="false" fo:min-height="170.9pt" fo:min-width="339.48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339.48pt" svg:height="170.9pt" svg:x="378.99pt" svg:y="264.98pt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3"/>
        <table:table-column table:style-name="co1" table:number-columns-repeated="2" table:default-cell-style-name="ce13"/>
        <table:table-column table:style-name="co1" table:number-columns-repeated="4" table:default-cell-style-name="ce19"/>
        <table:table-column table:style-name="co1" table:number-columns-repeated="4" table:default-cell-style-name="ce24"/>
        <table:table-column table:style-name="co4" table:default-cell-style-name="Default"/>
        <table:table-column table:style-name="co1" table:number-columns-repeated="4" table:default-cell-style-name="ce24"/>
        <table:table-column table:style-name="co4" table:default-cell-style-name="Default"/>
        <table:table-column table:style-name="co5" table:number-columns-repeated="1005" table:default-cell-style-name="Default"/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Current</text:p>
          </table:table-cell>
          <table:covered-table-cell table:number-columns-repeated="2" table:style-name="ce10"/>
          <table:table-cell table:style-name="ce15" office:value-type="string" calcext:value-type="string" table:number-columns-spanned="4" table:number-rows-spanned="1">
            <text:p>New</text:p>
          </table:table-cell>
          <table:covered-table-cell table:number-columns-repeated="3" table:style-name="ce16"/>
          <table:table-cell table:style-name="ce20" office:value-type="string" calcext:value-type="string" table:number-columns-spanned="4" table:number-rows-spanned="1">
            <text:p>Round</text:p>
          </table:table-cell>
          <table:covered-table-cell table:number-columns-repeated="3" table:style-name="ce21"/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 table:number-columns-spanned="4" table:number-rows-spanned="1">
            <text:p>Round</text:p>
          </table:table-cell>
          <table:covered-table-cell table:number-columns-repeated="3" table:style-name="ce21"/>
          <table:table-cell table:style-name="ce5" office:value-type="float" office:value="4" calcext:value-type="float">
            <text:p>4</text:p>
          </table:table-cell>
          <table:table-cell table:style-name="ce5" table:number-columns-repeated="1005"/>
        </table:table-row>
        <table:table-row table:style-name="ro1">
          <table:table-cell table:style-name="ce2" office:value-type="string" calcext:value-type="string" table:number-columns-spanned="1" table:number-rows-spanned="5">
            <text:p>Current</text:p>
          </table:table-cell>
          <table:table-cell table:style-name="ce6"/>
          <table:table-cell table:style-name="ce10" office:value-type="string" calcext:value-type="string">
            <text:p>Current wire</text:p>
          </table:table-cell>
          <table:table-cell table:style-name="ce10" office:value-type="string" calcext:value-type="string">
            <text:p>Bottom</text:p>
          </table:table-cell>
          <table:table-cell table:style-name="ce10" office:value-type="string" calcext:value-type="string">
            <text:p>Top</text:p>
          </table:table-cell>
          <table:table-cell table:style-name="ce16" office:value-type="string" calcext:value-type="string">
            <text:p>W1</text:p>
          </table:table-cell>
          <table:table-cell table:style-name="ce16" office:value-type="string" calcext:value-type="string">
            <text:p>W2</text:p>
          </table:table-cell>
          <table:table-cell table:style-name="ce16" office:value-type="string" calcext:value-type="string">
            <text:p>W3</text:p>
          </table:table-cell>
          <table:table-cell table:style-name="ce16" office:value-type="string" calcext:value-type="string">
            <text:p>W4</text:p>
          </table:table-cell>
          <table:table-cell table:style-name="ce21" table:formula="of:=[.F2]" office:value-type="string" office:string-value="W1" calcext:value-type="string">
            <text:p>W1</text:p>
          </table:table-cell>
          <table:table-cell table:style-name="ce21" table:formula="of:=[.G2]" office:value-type="string" office:string-value="W2" calcext:value-type="string">
            <text:p>W2</text:p>
          </table:table-cell>
          <table:table-cell table:style-name="ce21" table:formula="of:=[.H2]" office:value-type="string" office:string-value="W3" calcext:value-type="string">
            <text:p>W3</text:p>
          </table:table-cell>
          <table:table-cell table:style-name="ce21" table:formula="of:=[.I2]" office:value-type="string" office:string-value="W4" calcext:value-type="string">
            <text:p>W4</text:p>
          </table:table-cell>
          <table:table-cell table:style-name="ce5"/>
          <table:table-cell table:style-name="ce21" office:value-type="string" calcext:value-type="string">
            <text:p>W1</text:p>
          </table:table-cell>
          <table:table-cell table:style-name="ce21" office:value-type="string" calcext:value-type="string">
            <text:p>W2</text:p>
          </table:table-cell>
          <table:table-cell table:style-name="ce21" office:value-type="string" calcext:value-type="string">
            <text:p>W3</text:p>
          </table:table-cell>
          <table:table-cell table:style-name="ce21" office:value-type="string" calcext:value-type="string">
            <text:p>W4</text:p>
          </table:table-cell>
          <table:table-cell table:style-name="ce5" table:number-columns-repeated="1006"/>
        </table:table-row>
        <table:table-row table:style-name="ro1">
          <table:covered-table-cell table:style-name="ce2"/>
          <table:table-cell table:style-name="ce6" office:value-type="string" calcext:value-type="string">
            <text:p>x1</text:p>
          </table:table-cell>
          <table:table-cell table:style-name="ce11" office:value-type="float" office:value="0" calcext:value-type="float">
            <text:p>0.0000</text:p>
          </table:table-cell>
          <table:table-cell table:style-name="ce11" table:formula="of:=[.C3]" office:value-type="float" office:value="0" calcext:value-type="float">
            <text:p>0.0000</text:p>
          </table:table-cell>
          <table:table-cell table:style-name="ce11" table:formula="of:=[.C3]" office:value-type="float" office:value="0" calcext:value-type="float">
            <text:p>0.0000</text:p>
          </table:table-cell>
          <table:table-cell table:style-name="ce17" table:formula="of:=[.C3]" office:value-type="float" office:value="0" calcext:value-type="float">
            <text:p>0.0000</text:p>
          </table:table-cell>
          <table:table-cell table:style-name="ce17" table:formula="of:=[.F5]" office:value-type="float" office:value="1.394" calcext:value-type="float">
            <text:p>1.3940</text:p>
          </table:table-cell>
          <table:table-cell table:style-name="ce17" table:formula="of:=[.G3]" office:value-type="float" office:value="1.394" calcext:value-type="float">
            <text:p>1.3940</text:p>
          </table:table-cell>
          <table:table-cell table:style-name="ce17" table:formula="of:=[.H5]" office:value-type="float" office:value="3.64553394495413" calcext:value-type="float">
            <text:p>3.6455</text:p>
          </table:table-cell>
          <table:table-cell table:style-name="ce22" table:formula="of:=ROUND([.$F3];[.$N$1])" office:value-type="float" office:value="0" calcext:value-type="float">
            <text:p>0.0000</text:p>
          </table:table-cell>
          <table:table-cell table:style-name="ce22" table:formula="of:=ROUND([.$G3];[.$N$1])" office:value-type="float" office:value="1.394" calcext:value-type="float">
            <text:p>1.3940</text:p>
          </table:table-cell>
          <table:table-cell table:style-name="ce22" table:formula="of:=ROUND([.$H3];[.$N$1])" office:value-type="float" office:value="1.394" calcext:value-type="float">
            <text:p>1.3940</text:p>
          </table:table-cell>
          <table:table-cell table:style-name="ce22" table:formula="of:=ROUND([.$I3];[.$N$1])" office:value-type="float" office:value="3.645533945" calcext:value-type="float">
            <text:p>3.6455</text:p>
          </table:table-cell>
          <table:table-cell/>
          <table:table-cell table:style-name="ce22" table:formula="of:=ROUND([.$F3];[.$S$1])" office:value-type="float" office:value="0" calcext:value-type="float">
            <text:p>0.0000</text:p>
          </table:table-cell>
          <table:table-cell table:style-name="ce22" table:formula="of:=ROUND([.$G3];[.$S$1])" office:value-type="float" office:value="1.394" calcext:value-type="float">
            <text:p>1.3940</text:p>
          </table:table-cell>
          <table:table-cell table:style-name="ce22" table:formula="of:=ROUND([.$H3];[.$S$1])" office:value-type="float" office:value="1.394" calcext:value-type="float">
            <text:p>1.3940</text:p>
          </table:table-cell>
          <table:table-cell table:style-name="ce22" table:formula="of:=ROUND([.$I3];[.$S$1])" office:value-type="float" office:value="3.6455" calcext:value-type="float">
            <text:p>3.6455</text:p>
          </table:table-cell>
          <table:table-cell table:number-columns-repeated="1006"/>
        </table:table-row>
        <table:table-row table:style-name="ro1">
          <table:covered-table-cell table:style-name="ce2"/>
          <table:table-cell table:style-name="ce6" office:value-type="string" calcext:value-type="string">
            <text:p>y1</text:p>
          </table:table-cell>
          <table:table-cell table:style-name="ce11" office:value-type="float" office:value="73.5" calcext:value-type="float">
            <text:p>73.5000</text:p>
          </table:table-cell>
          <table:table-cell table:style-name="ce11" table:formula="of:=[.C4]" office:value-type="float" office:value="73.5" calcext:value-type="float">
            <text:p>73.5000</text:p>
          </table:table-cell>
          <table:table-cell table:style-name="ce11" table:formula="of:=[.C4]" office:value-type="float" office:value="73.5" calcext:value-type="float">
            <text:p>73.5000</text:p>
          </table:table-cell>
          <table:table-cell table:style-name="ce17" table:formula="of:=[.C4]" office:value-type="float" office:value="73.5" calcext:value-type="float">
            <text:p>73.5000</text:p>
          </table:table-cell>
          <table:table-cell table:style-name="ce17" table:formula="of:=[.F6]" office:value-type="float" office:value="74.4740128205128" calcext:value-type="float">
            <text:p>74.4740</text:p>
          </table:table-cell>
          <table:table-cell table:style-name="ce17" table:formula="of:=[.G6]" office:value-type="float" office:value="76.0472" calcext:value-type="float">
            <text:p>76.0472</text:p>
          </table:table-cell>
          <table:table-cell table:style-name="ce17" table:formula="of:=[.H6]" office:value-type="float" office:value="76.0472" calcext:value-type="float">
            <text:p>76.0472</text:p>
          </table:table-cell>
          <table:table-cell table:style-name="ce22" table:formula="of:=ROUND([.$F4];[.$N$1])" office:value-type="float" office:value="73.5" calcext:value-type="float">
            <text:p>73.5000</text:p>
          </table:table-cell>
          <table:table-cell table:style-name="ce22" table:formula="of:=ROUND([.$G4];[.$N$1])" office:value-type="float" office:value="74.4740128205" calcext:value-type="float">
            <text:p>74.4740</text:p>
          </table:table-cell>
          <table:table-cell table:style-name="ce22" table:formula="of:=ROUND([.$H4];[.$N$1])" office:value-type="float" office:value="76.0472" calcext:value-type="float">
            <text:p>76.0472</text:p>
          </table:table-cell>
          <table:table-cell table:style-name="ce22" table:formula="of:=ROUND([.$I4];[.$N$1])" office:value-type="float" office:value="76.0472" calcext:value-type="float">
            <text:p>76.0472</text:p>
          </table:table-cell>
          <table:table-cell/>
          <table:table-cell table:style-name="ce22" table:formula="of:=ROUND([.$F4];[.$S$1])" office:value-type="float" office:value="73.5" calcext:value-type="float">
            <text:p>73.5000</text:p>
          </table:table-cell>
          <table:table-cell table:style-name="ce22" table:formula="of:=ROUND([.$G4];[.$S$1])" office:value-type="float" office:value="74.474" calcext:value-type="float">
            <text:p>74.4740</text:p>
          </table:table-cell>
          <table:table-cell table:style-name="ce22" table:formula="of:=ROUND([.$H4];[.$S$1])" office:value-type="float" office:value="76.0472" calcext:value-type="float">
            <text:p>76.0472</text:p>
          </table:table-cell>
          <table:table-cell table:style-name="ce22" table:formula="of:=ROUND([.$I4];[.$S$1])" office:value-type="float" office:value="76.0472" calcext:value-type="float">
            <text:p>76.0472</text:p>
          </table:table-cell>
          <table:table-cell table:number-columns-repeated="2"/>
          <table:table-cell table:formula="of:=0.95+(25.4/1000*17.5)" office:value-type="float" office:value="1.3945" calcext:value-type="float">
            <text:p>1.3945</text:p>
          </table:table-cell>
          <table:table-cell table:number-columns-repeated="1003"/>
        </table:table-row>
        <table:table-row table:style-name="ro1">
          <table:covered-table-cell table:style-name="ce2"/>
          <table:table-cell table:style-name="ce6" office:value-type="string" calcext:value-type="string">
            <text:p>x2</text:p>
          </table:table-cell>
          <table:table-cell table:style-name="ce11" office:value-type="float" office:value="7.8" calcext:value-type="float">
            <text:p>7.8000</text:p>
          </table:table-cell>
          <table:table-cell table:style-name="ce14" office:value-type="float" office:value="1.394" calcext:value-type="float">
            <text:p>1.3940</text:p>
          </table:table-cell>
          <table:table-cell table:style-name="ce11" table:formula="of:=[.E3]+[.E8]" office:value-type="float" office:value="3.64553394495413" calcext:value-type="float">
            <text:p>3.6455</text:p>
          </table:table-cell>
          <table:table-cell table:style-name="ce17" table:formula="of:=[.D5]" office:value-type="float" office:value="1.394" calcext:value-type="float">
            <text:p>1.3940</text:p>
          </table:table-cell>
          <table:table-cell table:style-name="ce17" table:formula="of:=[.F5]" office:value-type="float" office:value="1.394" calcext:value-type="float">
            <text:p>1.3940</text:p>
          </table:table-cell>
          <table:table-cell table:style-name="ce17" table:formula="of:=[.E5]" office:value-type="float" office:value="3.64553394495413" calcext:value-type="float">
            <text:p>3.6455</text:p>
          </table:table-cell>
          <table:table-cell table:style-name="ce17" table:formula="of:=[.C5]" office:value-type="float" office:value="7.8" calcext:value-type="float">
            <text:p>7.8000</text:p>
          </table:table-cell>
          <table:table-cell table:style-name="ce22" table:formula="of:=ROUND([.$F5];[.$N$1])" office:value-type="float" office:value="1.394" calcext:value-type="float">
            <text:p>1.3940</text:p>
          </table:table-cell>
          <table:table-cell table:style-name="ce22" table:formula="of:=ROUND([.$G5];[.$N$1])" office:value-type="float" office:value="1.394" calcext:value-type="float">
            <text:p>1.3940</text:p>
          </table:table-cell>
          <table:table-cell table:style-name="ce22" table:formula="of:=ROUND([.$H5];[.$N$1])" office:value-type="float" office:value="3.645533945" calcext:value-type="float">
            <text:p>3.6455</text:p>
          </table:table-cell>
          <table:table-cell table:style-name="ce22" table:formula="of:=ROUND([.$I5];[.$N$1])" office:value-type="float" office:value="7.8" calcext:value-type="float">
            <text:p>7.8000</text:p>
          </table:table-cell>
          <table:table-cell/>
          <table:table-cell table:style-name="ce22" table:formula="of:=ROUND([.$F5];[.$S$1])" office:value-type="float" office:value="1.394" calcext:value-type="float">
            <text:p>1.3940</text:p>
          </table:table-cell>
          <table:table-cell table:style-name="ce22" table:formula="of:=ROUND([.$G5];[.$S$1])" office:value-type="float" office:value="1.394" calcext:value-type="float">
            <text:p>1.3940</text:p>
          </table:table-cell>
          <table:table-cell table:style-name="ce22" table:formula="of:=ROUND([.$H5];[.$S$1])" office:value-type="float" office:value="3.6455" calcext:value-type="float">
            <text:p>3.6455</text:p>
          </table:table-cell>
          <table:table-cell table:style-name="ce22" table:formula="of:=ROUND([.$I5];[.$S$1])" office:value-type="float" office:value="7.8" calcext:value-type="float">
            <text:p>7.8000</text:p>
          </table:table-cell>
          <table:table-cell table:number-columns-repeated="2"/>
          <table:table-cell table:style-name="ce26" table:formula="of:=76.225+(25.4/1000*-7)" office:value-type="float" office:value="76.0472" calcext:value-type="float">
            <text:p>76.0472</text:p>
          </table:table-cell>
          <table:table-cell table:number-columns-repeated="1003"/>
        </table:table-row>
        <table:table-row table:style-name="ro1">
          <table:covered-table-cell table:style-name="ce2"/>
          <table:table-cell table:style-name="ce6" office:value-type="string" calcext:value-type="string">
            <text:p>y2</text:p>
          </table:table-cell>
          <table:table-cell table:style-name="ce11" office:value-type="float" office:value="78.95" calcext:value-type="float">
            <text:p>78.9500</text:p>
          </table:table-cell>
          <table:table-cell table:style-name="ce11" table:formula="of:=[.D4]+[.D9]" office:value-type="float" office:value="74.4740128205128" calcext:value-type="float">
            <text:p>74.4740</text:p>
          </table:table-cell>
          <table:table-cell table:style-name="ce14" office:value-type="float" office:value="76.0472" calcext:value-type="float">
            <text:p>76.0472</text:p>
          </table:table-cell>
          <table:table-cell table:style-name="ce17" table:formula="of:=[.D6]" office:value-type="float" office:value="74.4740128205128" calcext:value-type="float">
            <text:p>74.4740</text:p>
          </table:table-cell>
          <table:table-cell table:style-name="ce17" table:formula="of:=[.E6]" office:value-type="float" office:value="76.0472" calcext:value-type="float">
            <text:p>76.0472</text:p>
          </table:table-cell>
          <table:table-cell table:style-name="ce17" table:formula="of:=[.G6]" office:value-type="float" office:value="76.0472" calcext:value-type="float">
            <text:p>76.0472</text:p>
          </table:table-cell>
          <table:table-cell table:style-name="ce17" table:formula="of:=[.C6]" office:value-type="float" office:value="78.95" calcext:value-type="float">
            <text:p>78.9500</text:p>
          </table:table-cell>
          <table:table-cell table:style-name="ce22" table:formula="of:=ROUND([.$F6];[.$N$1])" office:value-type="float" office:value="74.4740128205" calcext:value-type="float">
            <text:p>74.4740</text:p>
          </table:table-cell>
          <table:table-cell table:style-name="ce22" table:formula="of:=ROUND([.$G6];[.$N$1])" office:value-type="float" office:value="76.0472" calcext:value-type="float">
            <text:p>76.0472</text:p>
          </table:table-cell>
          <table:table-cell table:style-name="ce22" table:formula="of:=ROUND([.$H6];[.$N$1])" office:value-type="float" office:value="76.0472" calcext:value-type="float">
            <text:p>76.0472</text:p>
          </table:table-cell>
          <table:table-cell table:style-name="ce22" table:formula="of:=ROUND([.$I6];[.$N$1])" office:value-type="float" office:value="78.95" calcext:value-type="float">
            <text:p>78.9500</text:p>
          </table:table-cell>
          <table:table-cell/>
          <table:table-cell table:style-name="ce22" table:formula="of:=ROUND([.$F6];[.$S$1])" office:value-type="float" office:value="74.474" calcext:value-type="float">
            <text:p>74.4740</text:p>
          </table:table-cell>
          <table:table-cell table:style-name="ce22" table:formula="of:=ROUND([.$G6];[.$S$1])" office:value-type="float" office:value="76.0472" calcext:value-type="float">
            <text:p>76.0472</text:p>
          </table:table-cell>
          <table:table-cell table:style-name="ce22" table:formula="of:=ROUND([.$H6];[.$S$1])" office:value-type="float" office:value="76.0472" calcext:value-type="float">
            <text:p>76.0472</text:p>
          </table:table-cell>
          <table:table-cell table:style-name="ce22" table:formula="of:=ROUND([.$I6];[.$S$1])" office:value-type="float" office:value="78.95" calcext:value-type="float">
            <text:p>78.950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11" table:number-columns-repeated="3"/>
          <table:table-cell table:style-name="ce17" table:number-columns-repeated="4"/>
          <table:table-cell table:style-name="ce22" table:number-columns-repeated="4"/>
          <table:table-cell/>
          <table:table-cell table:style-name="ce22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5">
            <text:p>Calc</text:p>
          </table:table-cell>
          <table:table-cell table:style-name="ce6" office:value-type="string" calcext:value-type="string">
            <text:p>x</text:p>
          </table:table-cell>
          <table:table-cell table:style-name="ce11" table:formula="of:=[.C5]-[.C3]" office:value-type="float" office:value="7.8" calcext:value-type="float">
            <text:p>7.8000</text:p>
          </table:table-cell>
          <table:table-cell table:style-name="ce11" table:formula="of:=[.D5]-[.D3]" office:value-type="float" office:value="1.394" calcext:value-type="float">
            <text:p>1.3940</text:p>
          </table:table-cell>
          <table:table-cell table:style-name="ce11" table:formula="of:=TAN(RADIANS([.E12]))*[.E9]" office:value-type="float" office:value="3.64553394495413" calcext:value-type="float">
            <text:p>3.6455</text:p>
          </table:table-cell>
          <table:table-cell table:style-name="ce17" table:formula="of:=[.F5]-[.F3]" office:value-type="float" office:value="1.394" calcext:value-type="float">
            <text:p>1.3940</text:p>
          </table:table-cell>
          <table:table-cell table:style-name="ce17" table:formula="of:=[.G5]-[.G3]" office:value-type="float" office:value="0" calcext:value-type="float">
            <text:p>0.0000</text:p>
          </table:table-cell>
          <table:table-cell table:style-name="ce17" table:formula="of:=[.H5]-[.H3]" office:value-type="float" office:value="2.25153394495413" calcext:value-type="float">
            <text:p>2.2515</text:p>
          </table:table-cell>
          <table:table-cell table:style-name="ce17" table:formula="of:=[.I5]-[.I3]" office:value-type="float" office:value="4.15446605504587" calcext:value-type="float">
            <text:p>4.1545</text:p>
          </table:table-cell>
          <table:table-cell table:style-name="ce22" table:formula="of:=[.J5]-[.J3]" office:value-type="float" office:value="1.394" calcext:value-type="float">
            <text:p>1.3940</text:p>
          </table:table-cell>
          <table:table-cell table:style-name="ce22" table:formula="of:=[.K5]-[.K3]" office:value-type="float" office:value="0" calcext:value-type="float">
            <text:p>0.0000</text:p>
          </table:table-cell>
          <table:table-cell table:style-name="ce22" table:formula="of:=[.L5]-[.L3]" office:value-type="float" office:value="2.251533945" calcext:value-type="float">
            <text:p>2.2515</text:p>
          </table:table-cell>
          <table:table-cell table:style-name="ce22" table:formula="of:=[.M5]-[.M3]" office:value-type="float" office:value="4.154466055" calcext:value-type="float">
            <text:p>4.1545</text:p>
          </table:table-cell>
          <table:table-cell/>
          <table:table-cell table:style-name="ce22" table:formula="of:=[.O5]-[.O3]" office:value-type="float" office:value="1.394" calcext:value-type="float">
            <text:p>1.3940</text:p>
          </table:table-cell>
          <table:table-cell table:style-name="ce22" table:formula="of:=[.P5]-[.P3]" office:value-type="float" office:value="0" calcext:value-type="float">
            <text:p>0.0000</text:p>
          </table:table-cell>
          <table:table-cell table:style-name="ce22" table:formula="of:=[.Q5]-[.Q3]" office:value-type="float" office:value="2.2515" calcext:value-type="float">
            <text:p>2.2515</text:p>
          </table:table-cell>
          <table:table-cell table:style-name="ce22" table:formula="of:=[.R5]-[.R3]" office:value-type="float" office:value="4.1545" calcext:value-type="float">
            <text:p>4.1545</text:p>
          </table:table-cell>
          <table:table-cell table:number-columns-repeated="1006"/>
        </table:table-row>
        <table:table-row table:style-name="ro1">
          <table:covered-table-cell table:style-name="ce2"/>
          <table:table-cell table:style-name="ce6" office:value-type="string" calcext:value-type="string">
            <text:p>y</text:p>
          </table:table-cell>
          <table:table-cell table:style-name="ce11" table:formula="of:=[.C6]-[.C4]" office:value-type="float" office:value="5.45" calcext:value-type="float">
            <text:p>5.4500</text:p>
          </table:table-cell>
          <table:table-cell table:style-name="ce11" table:formula="of:=TAN(RADIANS([.D11]))*[.D8]" office:value-type="float" office:value="0.974012820512821" calcext:value-type="float">
            <text:p>0.9740</text:p>
          </table:table-cell>
          <table:table-cell table:style-name="ce11" table:formula="of:=[.E6]-[.E4]" office:value-type="float" office:value="2.5472" calcext:value-type="float">
            <text:p>2.5472</text:p>
          </table:table-cell>
          <table:table-cell table:style-name="ce17" table:formula="of:=[.F6]-[.F4]" office:value-type="float" office:value="0.974012820512826" calcext:value-type="float">
            <text:p>0.9740</text:p>
          </table:table-cell>
          <table:table-cell table:style-name="ce17" table:formula="of:=[.G6]-[.G4]" office:value-type="float" office:value="1.57318717948718" calcext:value-type="float">
            <text:p>1.5732</text:p>
          </table:table-cell>
          <table:table-cell table:style-name="ce17" table:formula="of:=[.H6]-[.H4]" office:value-type="float" office:value="0" calcext:value-type="float">
            <text:p>0.0000</text:p>
          </table:table-cell>
          <table:table-cell table:style-name="ce17" table:formula="of:=[.I6]-[.I4]" office:value-type="float" office:value="2.9028" calcext:value-type="float">
            <text:p>2.9028</text:p>
          </table:table-cell>
          <table:table-cell table:style-name="ce22" table:formula="of:=[.J6]-[.J4]" office:value-type="float" office:value="0.974012820499993" calcext:value-type="float">
            <text:p>0.9740</text:p>
          </table:table-cell>
          <table:table-cell table:style-name="ce22" table:formula="of:=[.K6]-[.K4]" office:value-type="float" office:value="1.57318717950001" calcext:value-type="float">
            <text:p>1.5732</text:p>
          </table:table-cell>
          <table:table-cell table:style-name="ce22" table:formula="of:=[.L6]-[.L4]" office:value-type="float" office:value="0" calcext:value-type="float">
            <text:p>0.0000</text:p>
          </table:table-cell>
          <table:table-cell table:style-name="ce22" table:formula="of:=[.M6]-[.M4]" office:value-type="float" office:value="2.9028" calcext:value-type="float">
            <text:p>2.9028</text:p>
          </table:table-cell>
          <table:table-cell/>
          <table:table-cell table:style-name="ce22" table:formula="of:=[.O6]-[.O4]" office:value-type="float" office:value="0.974000000000004" calcext:value-type="float">
            <text:p>0.9740</text:p>
          </table:table-cell>
          <table:table-cell table:style-name="ce22" table:formula="of:=[.P6]-[.P4]" office:value-type="float" office:value="1.5732" calcext:value-type="float">
            <text:p>1.5732</text:p>
          </table:table-cell>
          <table:table-cell table:style-name="ce22" table:formula="of:=[.Q6]-[.Q4]" office:value-type="float" office:value="0" calcext:value-type="float">
            <text:p>0.0000</text:p>
          </table:table-cell>
          <table:table-cell table:style-name="ce22" table:formula="of:=[.R6]-[.R4]" office:value-type="float" office:value="2.9028" calcext:value-type="float">
            <text:p>2.9028</text:p>
          </table:table-cell>
          <table:table-cell table:number-columns-repeated="1006"/>
        </table:table-row>
        <table:table-row table:style-name="ro1">
          <table:covered-table-cell table:style-name="ce2"/>
          <table:table-cell table:style-name="ce6" office:value-type="string" calcext:value-type="string">
            <text:p>h</text:p>
          </table:table-cell>
          <table:table-cell table:style-name="ce11" table:formula="of:=SQRT(POWER([.C8];2) + POWER([.C9];2))" office:value-type="float" office:value="9.5153822834398" calcext:value-type="float">
            <text:p>9.5154</text:p>
          </table:table-cell>
          <table:table-cell table:style-name="ce11" table:formula="of:=SQRT(POWER([.D8];2) + POWER([.D9];2))" office:value-type="float" office:value="1.70056960296347" calcext:value-type="float">
            <text:p>1.7006</text:p>
          </table:table-cell>
          <table:table-cell table:style-name="ce11" table:formula="of:=SQRT(POWER([.E8];2) + POWER([.E9];2))" office:value-type="float" office:value="4.44726270685833" calcext:value-type="float">
            <text:p>4.4473</text:p>
          </table:table-cell>
          <table:table-cell table:style-name="ce17" table:formula="of:=SQRT(POWER([.F8];2) + POWER([.F9];2))" office:value-type="float" office:value="1.70056960296347" calcext:value-type="float">
            <text:p>1.7006</text:p>
          </table:table-cell>
          <table:table-cell table:style-name="ce17" table:formula="of:=SQRT(POWER([.G8];2) + POWER([.G9];2))" office:value-type="float" office:value="1.57318717948718" calcext:value-type="float">
            <text:p>1.5732</text:p>
          </table:table-cell>
          <table:table-cell table:style-name="ce17" table:formula="of:=SQRT(POWER([.H8];2) + POWER([.H9];2))" office:value-type="float" office:value="2.25153394495413" calcext:value-type="float">
            <text:p>2.2515</text:p>
          </table:table-cell>
          <table:table-cell table:style-name="ce17" table:formula="of:=SQRT(POWER([.I8];2) + POWER([.I9];2))" office:value-type="float" office:value="5.06811957658147" calcext:value-type="float">
            <text:p>5.0681</text:p>
          </table:table-cell>
          <table:table-cell table:style-name="ce22" table:formula="of:=SQRT(POWER([.J8];2) + POWER([.J9];2))" office:value-type="float" office:value="1.70056960295612" calcext:value-type="float">
            <text:p>1.7006</text:p>
          </table:table-cell>
          <table:table-cell table:style-name="ce22" table:formula="of:=SQRT(POWER([.K8];2) + POWER([.K9];2))" office:value-type="float" office:value="1.57318717950001" calcext:value-type="float">
            <text:p>1.5732</text:p>
          </table:table-cell>
          <table:table-cell table:style-name="ce22" table:formula="of:=SQRT(POWER([.L8];2) + POWER([.L9];2))" office:value-type="float" office:value="2.251533945" calcext:value-type="float">
            <text:p>2.2515</text:p>
          </table:table-cell>
          <table:table-cell table:style-name="ce22" table:formula="of:=SQRT(POWER([.M8];2) + POWER([.M9];2))" office:value-type="float" office:value="5.06811957654387" calcext:value-type="float">
            <text:p>5.0681</text:p>
          </table:table-cell>
          <table:table-cell/>
          <table:table-cell table:style-name="ce22" table:formula="of:=SQRT(POWER([.O8];2) + POWER([.O9];2))" office:value-type="float" office:value="1.70056225995992" calcext:value-type="float">
            <text:p>1.7006</text:p>
          </table:table-cell>
          <table:table-cell table:style-name="ce22" table:formula="of:=SQRT(POWER([.P8];2) + POWER([.P9];2))" office:value-type="float" office:value="1.5732" calcext:value-type="float">
            <text:p>1.5732</text:p>
          </table:table-cell>
          <table:table-cell table:style-name="ce22" table:formula="of:=SQRT(POWER([.Q8];2) + POWER([.Q9];2))" office:value-type="float" office:value="2.2515" calcext:value-type="float">
            <text:p>2.2515</text:p>
          </table:table-cell>
          <table:table-cell table:style-name="ce22" table:formula="of:=SQRT(POWER([.R8];2) + POWER([.R9];2))" office:value-type="float" office:value="5.06814740215791" calcext:value-type="float">
            <text:p>5.0681</text:p>
          </table:table-cell>
          <table:table-cell table:number-columns-repeated="1006"/>
        </table:table-row>
        <table:table-row table:style-name="ro1">
          <table:covered-table-cell table:style-name="ce2"/>
          <table:table-cell table:style-name="ce6" office:value-type="string" calcext:value-type="string">
            <text:p>ang xh</text:p>
          </table:table-cell>
          <table:table-cell table:style-name="ce11" table:formula="of:=DEGREES(ASIN([.C9]/[.C10]))" office:value-type="float" office:value="34.9426910850362" calcext:value-type="float">
            <text:p>34.9427</text:p>
          </table:table-cell>
          <table:table-cell table:style-name="ce11" table:formula="of:=[.C11]" office:value-type="float" office:value="34.9426910850362" calcext:value-type="float">
            <text:p>34.9427</text:p>
          </table:table-cell>
          <table:table-cell table:style-name="ce11" table:formula="of:=[.C11]" office:value-type="float" office:value="34.9426910850362" calcext:value-type="float">
            <text:p>34.9427</text:p>
          </table:table-cell>
          <table:table-cell table:style-name="ce17" table:formula="of:=DEGREES(ASIN([.F9]/[.F10]))" office:value-type="float" office:value="34.9426910850363" calcext:value-type="float">
            <text:p>34.9427</text:p>
          </table:table-cell>
          <table:table-cell table:style-name="ce17" table:formula="of:=DEGREES(ASIN([.G9]/[.G10]))" office:value-type="float" office:value="90" calcext:value-type="float">
            <text:p>90.0000</text:p>
          </table:table-cell>
          <table:table-cell table:style-name="ce17" table:formula="of:=DEGREES(ASIN([.H9]/[.H10]))" office:value-type="float" office:value="0" calcext:value-type="float">
            <text:p>0.0000</text:p>
          </table:table-cell>
          <table:table-cell table:style-name="ce17" table:formula="of:=DEGREES(ASIN([.I9]/[.I10]))" office:value-type="float" office:value="34.9426910850362" calcext:value-type="float">
            <text:p>34.9427</text:p>
          </table:table-cell>
          <table:table-cell table:style-name="ce22" table:formula="of:=DEGREES(ASIN([.J9]/[.J10]))" office:value-type="float" office:value="34.9426910846819" calcext:value-type="float">
            <text:p>34.9427</text:p>
          </table:table-cell>
          <table:table-cell table:style-name="ce22" table:formula="of:=DEGREES(ASIN([.K9]/[.K10]))" office:value-type="float" office:value="90" calcext:value-type="float">
            <text:p>90.0000</text:p>
          </table:table-cell>
          <table:table-cell table:style-name="ce22" table:formula="of:=DEGREES(ASIN([.L9]/[.L10]))" office:value-type="float" office:value="0" calcext:value-type="float">
            <text:p>0.0000</text:p>
          </table:table-cell>
          <table:table-cell table:style-name="ce22" table:formula="of:=DEGREES(ASIN([.M9]/[.M10]))" office:value-type="float" office:value="34.9426910853332" calcext:value-type="float">
            <text:p>34.9427</text:p>
          </table:table-cell>
          <table:table-cell/>
          <table:table-cell table:style-name="ce22" table:formula="of:=DEGREES(ASIN([.O9]/[.O10]))" office:value-type="float" office:value="34.9423370030321" calcext:value-type="float">
            <text:p>34.9423</text:p>
          </table:table-cell>
          <table:table-cell table:style-name="ce22" table:formula="of:=DEGREES(ASIN([.P9]/[.P10]))" office:value-type="float" office:value="90" calcext:value-type="float">
            <text:p>90.0000</text:p>
          </table:table-cell>
          <table:table-cell table:style-name="ce22" table:formula="of:=DEGREES(ASIN([.Q9]/[.Q10]))" office:value-type="float" office:value="0" calcext:value-type="float">
            <text:p>0.0000</text:p>
          </table:table-cell>
          <table:table-cell table:style-name="ce22" table:formula="of:=DEGREES(ASIN([.R9]/[.R10]))" office:value-type="float" office:value="34.9424712894927" calcext:value-type="float">
            <text:p>34.9425</text:p>
          </table:table-cell>
          <table:table-cell table:number-columns-repeated="1006"/>
        </table:table-row>
        <table:table-row table:style-name="ro1">
          <table:covered-table-cell table:style-name="ce2"/>
          <table:table-cell table:style-name="ce6" office:value-type="string" calcext:value-type="string">
            <text:p>ang yh</text:p>
          </table:table-cell>
          <table:table-cell table:style-name="ce11" table:formula="of:=DEGREES(ASIN([.C8]/[.C10]))" office:value-type="float" office:value="55.0573089149638" calcext:value-type="float">
            <text:p>55.0573</text:p>
          </table:table-cell>
          <table:table-cell table:style-name="ce11" table:formula="of:=[.C12]" office:value-type="float" office:value="55.0573089149638" calcext:value-type="float">
            <text:p>55.0573</text:p>
          </table:table-cell>
          <table:table-cell table:style-name="ce11" table:formula="of:=[.C12]" office:value-type="float" office:value="55.0573089149638" calcext:value-type="float">
            <text:p>55.0573</text:p>
          </table:table-cell>
          <table:table-cell table:style-name="ce17" table:formula="of:=DEGREES(ASIN([.F8]/[.F10]))" office:value-type="float" office:value="55.0573089149637" calcext:value-type="float">
            <text:p>55.0573</text:p>
          </table:table-cell>
          <table:table-cell table:style-name="ce17" table:formula="of:=DEGREES(ASIN([.G8]/[.G10]))" office:value-type="float" office:value="0" calcext:value-type="float">
            <text:p>0.0000</text:p>
          </table:table-cell>
          <table:table-cell table:style-name="ce17" table:formula="of:=DEGREES(ASIN([.H8]/[.H10]))" office:value-type="float" office:value="90" calcext:value-type="float">
            <text:p>90.0000</text:p>
          </table:table-cell>
          <table:table-cell table:style-name="ce17" table:formula="of:=DEGREES(ASIN([.I8]/[.I10]))" office:value-type="float" office:value="55.0573089149638" calcext:value-type="float">
            <text:p>55.0573</text:p>
          </table:table-cell>
          <table:table-cell table:style-name="ce22" table:formula="of:=DEGREES(ASIN([.J8]/[.J10]))" office:value-type="float" office:value="55.0573089153181" calcext:value-type="float">
            <text:p>55.0573</text:p>
          </table:table-cell>
          <table:table-cell table:style-name="ce22" table:formula="of:=DEGREES(ASIN([.K8]/[.K10]))" office:value-type="float" office:value="0" calcext:value-type="float">
            <text:p>0.0000</text:p>
          </table:table-cell>
          <table:table-cell table:style-name="ce22" table:formula="of:=DEGREES(ASIN([.L8]/[.L10]))" office:value-type="float" office:value="90" calcext:value-type="float">
            <text:p>90.0000</text:p>
          </table:table-cell>
          <table:table-cell table:style-name="ce22" table:formula="of:=DEGREES(ASIN([.M8]/[.M10]))" office:value-type="float" office:value="55.0573089146668" calcext:value-type="float">
            <text:p>55.0573</text:p>
          </table:table-cell>
          <table:table-cell/>
          <table:table-cell table:style-name="ce22" table:formula="of:=DEGREES(ASIN([.O8]/[.O10]))" office:value-type="float" office:value="55.0576629969679" calcext:value-type="float">
            <text:p>55.0577</text:p>
          </table:table-cell>
          <table:table-cell table:style-name="ce22" table:formula="of:=DEGREES(ASIN([.P8]/[.P10]))" office:value-type="float" office:value="0" calcext:value-type="float">
            <text:p>0.0000</text:p>
          </table:table-cell>
          <table:table-cell table:style-name="ce22" table:formula="of:=DEGREES(ASIN([.Q8]/[.Q10]))" office:value-type="float" office:value="90" calcext:value-type="float">
            <text:p>90.0000</text:p>
          </table:table-cell>
          <table:table-cell table:style-name="ce22" table:formula="of:=DEGREES(ASIN([.R8]/[.R10]))" office:value-type="float" office:value="55.0575287105073" calcext:value-type="float">
            <text:p>55.057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11" table:number-columns-repeated="3"/>
          <table:table-cell table:style-name="ce17" table:number-columns-repeated="4"/>
          <table:table-cell table:style-name="ce22" table:number-columns-repeated="4"/>
          <table:table-cell/>
          <table:table-cell table:style-name="ce22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1" table:number-rows-spanned="2">
            <text:p>Proof</text:p>
          </table:table-cell>
          <table:table-cell table:style-name="ce6" office:value-type="string" calcext:value-type="string">
            <text:p>ang xh</text:p>
          </table:table-cell>
          <table:table-cell table:style-name="ce11"/>
          <table:table-cell table:style-name="ce11" table:formula="of:=DEGREES(ASIN([.D9]/[.D10]))" office:value-type="float" office:value="34.9426910850362" calcext:value-type="float">
            <text:p>34.9427</text:p>
          </table:table-cell>
          <table:table-cell table:style-name="ce11" table:formula="of:=DEGREES(ASIN([.E9]/[.E10]))" office:value-type="float" office:value="34.9426910850362" calcext:value-type="float">
            <text:p>34.9427</text:p>
          </table:table-cell>
          <table:table-cell table:style-name="ce17" table:formula="of:=DEGREES(ASIN([.F9]/[.F10]))" office:value-type="float" office:value="34.9426910850363" calcext:value-type="float">
            <text:p>34.9427</text:p>
          </table:table-cell>
          <table:table-cell table:style-name="ce17" table:formula="of:=DEGREES(ASIN([.G9]/[.G10]))" office:value-type="float" office:value="90" calcext:value-type="float">
            <text:p>90.0000</text:p>
          </table:table-cell>
          <table:table-cell table:style-name="ce17" table:formula="of:=DEGREES(ASIN([.H9]/[.H10]))" office:value-type="float" office:value="0" calcext:value-type="float">
            <text:p>0.0000</text:p>
          </table:table-cell>
          <table:table-cell table:style-name="ce17" table:formula="of:=DEGREES(ASIN([.I9]/[.I10]))" office:value-type="float" office:value="34.9426910850362" calcext:value-type="float">
            <text:p>34.9427</text:p>
          </table:table-cell>
          <table:table-cell table:style-name="ce22" table:number-columns-repeated="4"/>
          <table:table-cell/>
          <table:table-cell table:style-name="ce22" table:number-columns-repeated="4"/>
          <table:table-cell table:number-columns-repeated="1006"/>
        </table:table-row>
        <table:table-row table:style-name="ro1">
          <table:covered-table-cell table:style-name="ce2"/>
          <table:table-cell table:style-name="ce6" office:value-type="string" calcext:value-type="string">
            <text:p>ang yh</text:p>
          </table:table-cell>
          <table:table-cell table:style-name="ce11"/>
          <table:table-cell table:style-name="ce11" table:formula="of:=DEGREES(ASIN([.D8]/[.D10]))" office:value-type="float" office:value="55.0573089149638" calcext:value-type="float">
            <text:p>55.0573</text:p>
          </table:table-cell>
          <table:table-cell table:style-name="ce11" table:formula="of:=DEGREES(ASIN([.E8]/[.E10]))" office:value-type="float" office:value="55.0573089149638" calcext:value-type="float">
            <text:p>55.0573</text:p>
          </table:table-cell>
          <table:table-cell table:style-name="ce17" table:formula="of:=DEGREES(ASIN([.F8]/[.F10]))" office:value-type="float" office:value="55.0573089149637" calcext:value-type="float">
            <text:p>55.0573</text:p>
          </table:table-cell>
          <table:table-cell table:style-name="ce17" table:formula="of:=DEGREES(ASIN([.G8]/[.G10]))" office:value-type="float" office:value="0" calcext:value-type="float">
            <text:p>0.0000</text:p>
          </table:table-cell>
          <table:table-cell table:style-name="ce17" table:formula="of:=DEGREES(ASIN([.H8]/[.H10]))" office:value-type="float" office:value="90" calcext:value-type="float">
            <text:p>90.0000</text:p>
          </table:table-cell>
          <table:table-cell table:style-name="ce17" table:formula="of:=DEGREES(ASIN([.I8]/[.I10]))" office:value-type="float" office:value="55.0573089149638" calcext:value-type="float">
            <text:p>55.0573</text:p>
          </table:table-cell>
          <table:table-cell table:style-name="ce22" table:number-columns-repeated="4"/>
          <table:table-cell/>
          <table:table-cell table:style-name="ce22" table:number-columns-repeated="4"/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2" table:number-rows-spanned="2">
            <text:p>Error</text:p>
          </table:table-cell>
          <table:covered-table-cell table:style-name="ce7"/>
          <table:table-cell table:style-name="ce12"/>
          <table:table-cell table:style-name="ce12" table:formula="of:=COM.MICROSOFT.CONCAT(IFERROR(LEN(ORG.LIBREOFFICE.REGEX(ORG.LIBREOFFICE.REGEX(TEXT([.D11]-[.D14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2" table:formula="of:=COM.MICROSOFT.CONCAT(IFERROR(LEN(ORG.LIBREOFFICE.REGEX(ORG.LIBREOFFICE.REGEX(TEXT([.E11]-[.E14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8" table:formula="of:=COM.MICROSOFT.CONCAT(IFERROR(LEN(ORG.LIBREOFFICE.REGEX(ORG.LIBREOFFICE.REGEX(TEXT([.F11]-[.F14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8" table:formula="of:=COM.MICROSOFT.CONCAT(IFERROR(LEN(ORG.LIBREOFFICE.REGEX(ORG.LIBREOFFICE.REGEX(TEXT([.G11]-[.G14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8" table:formula="of:=COM.MICROSOFT.CONCAT(IFERROR(LEN(ORG.LIBREOFFICE.REGEX(ORG.LIBREOFFICE.REGEX(TEXT([.H11]-[.H14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8" table:formula="of:=COM.MICROSOFT.CONCAT(IFERROR(LEN(ORG.LIBREOFFICE.REGEX(ORG.LIBREOFFICE.REGEX(TEXT([.I11]-[.I14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F11]-[.J11];&quot;0.00000000000000000000&quot;);&quot;^-?0\.&quot;;&quot;&quot;);&quot;0+[^0]&quot;)); &quot;inf&quot;); &quot;-th dp&quot;)" office:value-type="string" office:string-value="10-th dp" calcext:value-type="string">
            <text:p>10-th dp</text:p>
          </table:table-cell>
          <table:table-cell table:style-name="ce23" table:formula="of:=COM.MICROSOFT.CONCAT(IFERROR(LEN(ORG.LIBREOFFICE.REGEX(ORG.LIBREOFFICE.REGEX(TEXT([.$G11]-[.K11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H11]-[.L11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I11]-[.M11];&quot;0.00000000000000000000&quot;);&quot;^-?0\.&quot;;&quot;&quot;);&quot;0+[^0]&quot;)); &quot;inf&quot;); &quot;-th dp&quot;)" office:value-type="string" office:string-value="10-th dp" calcext:value-type="string">
            <text:p>10-th dp</text:p>
          </table:table-cell>
          <table:table-cell table:style-name="ce25"/>
          <table:table-cell table:style-name="ce23" table:formula="of:=COM.MICROSOFT.CONCAT(IFERROR(LEN(ORG.LIBREOFFICE.REGEX(ORG.LIBREOFFICE.REGEX(TEXT([.$F11]-[.O11];&quot;0.00000000000000000000&quot;);&quot;^-?0\.&quot;;&quot;&quot;);&quot;0+[^0]&quot;)); &quot;inf&quot;); &quot;-th dp&quot;)" office:value-type="string" office:string-value="4-th dp" calcext:value-type="string">
            <text:p>4-th dp</text:p>
          </table:table-cell>
          <table:table-cell table:style-name="ce23" table:formula="of:=COM.MICROSOFT.CONCAT(IFERROR(LEN(ORG.LIBREOFFICE.REGEX(ORG.LIBREOFFICE.REGEX(TEXT([.$G11]-[.P11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H11]-[.Q11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I11]-[.R11];&quot;0.00000000000000000000&quot;);&quot;^-?0\.&quot;;&quot;&quot;);&quot;0+[^0]&quot;)); &quot;inf&quot;); &quot;-th dp&quot;)" office:value-type="string" office:string-value="4-th dp" calcext:value-type="string">
            <text:p>4-th dp</text:p>
          </table:table-cell>
          <table:table-cell table:style-name="ce25" table:number-columns-repeated="1006"/>
        </table:table-row>
        <table:table-row table:style-name="ro1">
          <table:covered-table-cell table:style-name="ce4"/>
          <table:covered-table-cell table:style-name="ce8"/>
          <table:table-cell table:style-name="ce12"/>
          <table:table-cell table:style-name="ce12" table:formula="of:=COM.MICROSOFT.CONCAT(IFERROR(LEN(ORG.LIBREOFFICE.REGEX(ORG.LIBREOFFICE.REGEX(TEXT([.D12]-[.D15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2" table:formula="of:=COM.MICROSOFT.CONCAT(IFERROR(LEN(ORG.LIBREOFFICE.REGEX(ORG.LIBREOFFICE.REGEX(TEXT([.E12]-[.E15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8" table:formula="of:=COM.MICROSOFT.CONCAT(IFERROR(LEN(ORG.LIBREOFFICE.REGEX(ORG.LIBREOFFICE.REGEX(TEXT([.F12]-[.F15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8" table:formula="of:=COM.MICROSOFT.CONCAT(IFERROR(LEN(ORG.LIBREOFFICE.REGEX(ORG.LIBREOFFICE.REGEX(TEXT([.G12]-[.G15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8" table:formula="of:=COM.MICROSOFT.CONCAT(IFERROR(LEN(ORG.LIBREOFFICE.REGEX(ORG.LIBREOFFICE.REGEX(TEXT([.H12]-[.H15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18" table:formula="of:=COM.MICROSOFT.CONCAT(IFERROR(LEN(ORG.LIBREOFFICE.REGEX(ORG.LIBREOFFICE.REGEX(TEXT([.I12]-[.I15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F12]-[.J12];&quot;0.00000000000000000000&quot;);&quot;^-?0\.&quot;;&quot;&quot;);&quot;0+[^0]&quot;)); &quot;inf&quot;); &quot;-th dp&quot;)" office:value-type="string" office:string-value="10-th dp" calcext:value-type="string">
            <text:p>10-th dp</text:p>
          </table:table-cell>
          <table:table-cell table:style-name="ce23" table:formula="of:=COM.MICROSOFT.CONCAT(IFERROR(LEN(ORG.LIBREOFFICE.REGEX(ORG.LIBREOFFICE.REGEX(TEXT([.$G12]-[.K12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H12]-[.L12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I12]-[.M12];&quot;0.00000000000000000000&quot;);&quot;^-?0\.&quot;;&quot;&quot;);&quot;0+[^0]&quot;)); &quot;inf&quot;); &quot;-th dp&quot;)" office:value-type="string" office:string-value="10-th dp" calcext:value-type="string">
            <text:p>10-th dp</text:p>
          </table:table-cell>
          <table:table-cell table:style-name="ce25"/>
          <table:table-cell table:style-name="ce23" table:formula="of:=COM.MICROSOFT.CONCAT(IFERROR(LEN(ORG.LIBREOFFICE.REGEX(ORG.LIBREOFFICE.REGEX(TEXT([.$F12]-[.O12];&quot;0.00000000000000000000&quot;);&quot;^-?0\.&quot;;&quot;&quot;);&quot;0+[^0]&quot;)); &quot;inf&quot;); &quot;-th dp&quot;)" office:value-type="string" office:string-value="4-th dp" calcext:value-type="string">
            <text:p>4-th dp</text:p>
          </table:table-cell>
          <table:table-cell table:style-name="ce23" table:formula="of:=COM.MICROSOFT.CONCAT(IFERROR(LEN(ORG.LIBREOFFICE.REGEX(ORG.LIBREOFFICE.REGEX(TEXT([.$G12]-[.P12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H12]-[.Q12];&quot;0.00000000000000000000&quot;);&quot;^-?0\.&quot;;&quot;&quot;);&quot;0+[^0]&quot;)); &quot;inf&quot;); &quot;-th dp&quot;)" office:value-type="string" office:string-value="inf-th dp" calcext:value-type="string">
            <text:p>inf-th dp</text:p>
          </table:table-cell>
          <table:table-cell table:style-name="ce23" table:formula="of:=COM.MICROSOFT.CONCAT(IFERROR(LEN(ORG.LIBREOFFICE.REGEX(ORG.LIBREOFFICE.REGEX(TEXT([.$I12]-[.R12];&quot;0.00000000000000000000&quot;);&quot;^-?0\.&quot;;&quot;&quot;);&quot;0+[^0]&quot;)); &quot;inf&quot;); &quot;-th dp&quot;)" office:value-type="string" office:string-value="4-th dp" calcext:value-type="string">
            <text:p>4-th dp</text:p>
          </table:table-cell>
          <table:table-cell table:style-name="ce25" table:number-columns-repeated="100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6:Sheet1.AMJ17">
            <calcext:condition calcext:apply-style-name="Untitled1" calcext:value="contains-text(&quot;inf-th&quot;)" calcext:base-cell-address="Sheet1.A16"/>
          </calcext:conditional-format>
        </calcext:conditional-formats>
      </table:table>
      <table:table table:name="Sheet2" table:style-name="ta1">
        <table:table-column table:style-name="co1" table:default-cell-style-name="ce1"/>
        <table:table-column table:style-name="co2" table:default-cell-style-name="ce5"/>
        <table:table-column table:style-name="co1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ce20" office:value-type="string" calcext:value-type="string">
            <text:p>Round</text:p>
          </table:table-cell>
          <table:table-cell table:style-name="ce21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5">
            <text:p>Current</text:p>
          </table:table-cell>
          <table:table-cell table:style-name="ce6"/>
          <table:table-cell table:style-name="ce21" office:value-type="string" calcext:value-type="string">
            <text:p>W1</text:p>
          </table:table-cell>
          <table:table-cell table:style-name="ce21" office:value-type="string" calcext:value-type="string">
            <text:p>W2</text:p>
          </table:table-cell>
          <table:table-cell table:style-name="ce21" office:value-type="string" calcext:value-type="string">
            <text:p>W3</text:p>
          </table:table-cell>
          <table:table-cell table:style-name="ce21" office:value-type="string" calcext:value-type="string">
            <text:p>W4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6" office:value-type="string" calcext:value-type="string">
            <text:p>x1</text:p>
          </table:table-cell>
          <table:table-cell table:style-name="ce22" table:formula="of:=[$Sheet1.O3]" office:value-type="float" office:value="0" calcext:value-type="float">
            <text:p>0.0000</text:p>
          </table:table-cell>
          <table:table-cell table:style-name="ce22" table:formula="of:=[$Sheet1.P3]" office:value-type="float" office:value="1.394" calcext:value-type="float">
            <text:p>1.3940</text:p>
          </table:table-cell>
          <table:table-cell table:style-name="ce22" table:formula="of:=[$Sheet1.Q3]" office:value-type="float" office:value="1.394" calcext:value-type="float">
            <text:p>1.3940</text:p>
          </table:table-cell>
          <table:table-cell table:style-name="ce22" table:formula="of:=[$Sheet1.R3]" office:value-type="float" office:value="3.6455" calcext:value-type="float">
            <text:p>3.6455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6" office:value-type="string" calcext:value-type="string">
            <text:p>y1</text:p>
          </table:table-cell>
          <table:table-cell table:style-name="ce22" table:formula="of:=[$Sheet1.O4]" office:value-type="float" office:value="73.5" calcext:value-type="float">
            <text:p>73.5000</text:p>
          </table:table-cell>
          <table:table-cell table:style-name="ce22" table:formula="of:=[$Sheet1.P4]" office:value-type="float" office:value="74.474" calcext:value-type="float">
            <text:p>74.4740</text:p>
          </table:table-cell>
          <table:table-cell table:style-name="ce22" table:formula="of:=[$Sheet1.Q4]" office:value-type="float" office:value="76.0472" calcext:value-type="float">
            <text:p>76.0472</text:p>
          </table:table-cell>
          <table:table-cell table:style-name="ce22" table:formula="of:=[$Sheet1.R4]" office:value-type="float" office:value="76.0472" calcext:value-type="float">
            <text:p>76.0472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6" office:value-type="string" calcext:value-type="string">
            <text:p>x2</text:p>
          </table:table-cell>
          <table:table-cell table:style-name="ce22" table:formula="of:=[$Sheet1.O5]" office:value-type="float" office:value="1.394" calcext:value-type="float">
            <text:p>1.3940</text:p>
          </table:table-cell>
          <table:table-cell table:style-name="ce22" table:formula="of:=[$Sheet1.P5]" office:value-type="float" office:value="1.394" calcext:value-type="float">
            <text:p>1.3940</text:p>
          </table:table-cell>
          <table:table-cell table:style-name="ce22" table:formula="of:=[$Sheet1.Q5]" office:value-type="float" office:value="3.6455" calcext:value-type="float">
            <text:p>3.6455</text:p>
          </table:table-cell>
          <table:table-cell table:style-name="ce22" table:formula="of:=[$Sheet1.R5]" office:value-type="float" office:value="7.8" calcext:value-type="float">
            <text:p>7.8000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6" office:value-type="string" calcext:value-type="string">
            <text:p>y2</text:p>
          </table:table-cell>
          <table:table-cell table:style-name="ce22" table:formula="of:=[$Sheet1.O6]" office:value-type="float" office:value="74.474" calcext:value-type="float">
            <text:p>74.4740</text:p>
          </table:table-cell>
          <table:table-cell table:style-name="ce22" table:formula="of:=[$Sheet1.P6]" office:value-type="float" office:value="76.0472" calcext:value-type="float">
            <text:p>76.0472</text:p>
          </table:table-cell>
          <table:table-cell table:style-name="ce22" table:formula="of:=[$Sheet1.Q6]" office:value-type="float" office:value="76.0472" calcext:value-type="float">
            <text:p>76.0472</text:p>
          </table:table-cell>
          <table:table-cell table:style-name="ce22" table:formula="of:=[$Sheet1.R6]" office:value-type="float" office:value="78.95" calcext:value-type="float">
            <text:p>78.95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2" table:number-columns-repeated="4"/>
          <table:table-cell table:number-columns-repeated="2"/>
        </table:table-row>
        <table:table-row table:style-name="ro1">
          <table:table-cell table:number-columns-repeated="2"/>
          <table:table-cell table:formula="of:=SUBSTITUTE(COM.MICROSOFT.CONCAT(&quot;&lt;wire x1='&quot;;[.C3];&quot;' y1='&quot;;[.C4];&quot;' x2='&quot;;[.C5];&quot;' y2='&quot;;[.C6];&quot;' width='0.001' layer='20'/&gt;&quot;); &quot;'&quot;; &quot;&quot;&quot;&quot;)" office:value-type="string" office:string-value="&lt;wire x1=&quot;0&quot; y1=&quot;73.5&quot; x2=&quot;1.394&quot; y2=&quot;74.474&quot; width=&quot;0.001&quot; layer=&quot;20&quot;/&gt;" calcext:value-type="string">
            <text:p>&lt;wire x1="0" y1="73.5" x2="1.394" y2="74.474" width="0.001" layer="20"/&gt;</text:p>
          </table:table-cell>
          <table:table-cell table:formula="of:=SUBSTITUTE(COM.MICROSOFT.CONCAT(&quot;&lt;wire x1='&quot;;[.D3];&quot;' y1='&quot;;[.D4];&quot;' x2='&quot;;[.D5];&quot;' y2='&quot;;[.D6];&quot;' width='0.001' layer='20'/&gt;&quot;); &quot;'&quot;; &quot;&quot;&quot;&quot;)" office:value-type="string" office:string-value="&lt;wire x1=&quot;1.394&quot; y1=&quot;74.474&quot; x2=&quot;1.394&quot; y2=&quot;76.0472&quot; width=&quot;0.001&quot; layer=&quot;20&quot;/&gt;" calcext:value-type="string">
            <text:p>&lt;wire x1="1.394" y1="74.474" x2="1.394" y2="76.0472" width="0.001" layer="20"/&gt;</text:p>
          </table:table-cell>
          <table:table-cell table:formula="of:=SUBSTITUTE(COM.MICROSOFT.CONCAT(&quot;&lt;wire x1='&quot;;[.E3];&quot;' y1='&quot;;[.E4];&quot;' x2='&quot;;[.E5];&quot;' y2='&quot;;[.E6];&quot;' width='0.001' layer='20'/&gt;&quot;); &quot;'&quot;; &quot;&quot;&quot;&quot;)" office:value-type="string" office:string-value="&lt;wire x1=&quot;1.394&quot; y1=&quot;76.0472&quot; x2=&quot;3.6455&quot; y2=&quot;76.0472&quot; width=&quot;0.001&quot; layer=&quot;20&quot;/&gt;" calcext:value-type="string">
            <text:p>&lt;wire x1="1.394" y1="76.0472" x2="3.6455" y2="76.0472" width="0.001" layer="20"/&gt;</text:p>
          </table:table-cell>
          <table:table-cell table:formula="of:=SUBSTITUTE(COM.MICROSOFT.CONCAT(&quot;&lt;wire x1='&quot;;[.F3];&quot;' y1='&quot;;[.F4];&quot;' x2='&quot;;[.F5];&quot;' y2='&quot;;[.F6];&quot;' width='0.001' layer='20'/&gt;&quot;); &quot;'&quot;; &quot;&quot;&quot;&quot;)" office:value-type="string" office:string-value="&lt;wire x1=&quot;3.6455&quot; y1=&quot;76.0472&quot; x2=&quot;7.8&quot; y2=&quot;78.95&quot; width=&quot;0.001&quot; layer=&quot;20&quot;/&gt;" calcext:value-type="string">
            <text:p>&lt;wire x1="3.6455" y1="76.0472" x2="7.8" y2="78.95" width="0.001" layer="20"/&gt;</text:p>
          </table:table-cell>
          <table:table-cell/>
          <table:table-cell table:formula="of:=[.C8]" office:value-type="string" office:string-value="&lt;wire x1=&quot;0&quot; y1=&quot;73.5&quot; x2=&quot;1.394&quot; y2=&quot;74.474&quot; width=&quot;0.001&quot; layer=&quot;20&quot;/&gt;" calcext:value-type="string">
            <text:p>&lt;wire x1="0" y1="73.5" x2="1.394" y2="74.474" width="0.001" layer="20"/&gt;</text:p>
          </table:table-cell>
        </table:table-row>
        <table:table-row table:style-name="ro1">
          <table:table-cell table:number-columns-repeated="7"/>
          <table:table-cell table:formula="of:=[.D8]" office:value-type="string" office:string-value="&lt;wire x1=&quot;1.394&quot; y1=&quot;74.474&quot; x2=&quot;1.394&quot; y2=&quot;76.0472&quot; width=&quot;0.001&quot; layer=&quot;20&quot;/&gt;" calcext:value-type="string">
            <text:p>&lt;wire x1="1.394" y1="74.474" x2="1.394" y2="76.0472" width="0.001" layer="20"/&gt;</text:p>
          </table:table-cell>
        </table:table-row>
        <table:table-row table:style-name="ro1">
          <table:table-cell table:number-columns-repeated="7"/>
          <table:table-cell table:formula="of:=[.E8]" office:value-type="string" office:string-value="&lt;wire x1=&quot;1.394&quot; y1=&quot;76.0472&quot; x2=&quot;3.6455&quot; y2=&quot;76.0472&quot; width=&quot;0.001&quot; layer=&quot;20&quot;/&gt;" calcext:value-type="string">
            <text:p>&lt;wire x1="1.394" y1="76.0472" x2="3.6455" y2="76.0472" width="0.001" layer="20"/&gt;</text:p>
          </table:table-cell>
        </table:table-row>
        <table:table-row table:style-name="ro1">
          <table:table-cell table:number-columns-repeated="7"/>
          <table:table-cell table:formula="of:=[.F8]" office:value-type="string" office:string-value="&lt;wire x1=&quot;3.6455&quot; y1=&quot;76.0472&quot; x2=&quot;7.8&quot; y2=&quot;78.95&quot; width=&quot;0.001&quot; layer=&quot;20&quot;/&gt;" calcext:value-type="string">
            <text:p>&lt;wire x1="3.6455" y1="76.0472" x2="7.8" y2="78.95" width="0.001" layer="20"/&gt;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9" loext:min-decimal-places="19" number:min-integer-digits="1"/>
    </number:number-style>
    <number:number-style style:name="N126">
      <number:number number:decimal-places="20" loext:min-decimal-places="20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4" loext:min-decimal-places="14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10" loext:min-decimal-places="10" number:min-integer-digits="1"/>
    </number:number-style>
    <number:number-style style:name="N139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style:diagonal-bl-tr="none" style:diagonal-tl-br="none" loext:vertical-justify="auto"/>
      <style:paragraph-properties css3t:text-justify="auto"/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7:03:56.337083285</meta:creation-date>
    <dc:date>2019-09-01T10:59:53.900164275</dc:date>
    <meta:editing-duration>PT16H19M15S</meta:editing-duration>
    <meta:editing-cycles>1</meta:editing-cycles>
    <meta:document-statistic meta:table-count="2" meta:cell-count="247" meta:object-count="1"/>
    <meta:generator>LibreOffice/6.2.6.2$Linux_X86_64 LibreOffice_project/20$Build-2</meta:generator>
  </office:meta>
</office:document-meta>
</file>